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756f"/>
    </style:style>
    <style:style style:name="T1" style:family="text">
      <style:text-properties officeooo:rsid="001e75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am waiting for someone who will never come<text:line-break/>The smiles that i shared , tears that rolled out,<text:line-break/>Why Blow of a wind that slowly tells me that you would return,<text:line-break/>Return to where you belong, to where your love is,<text:line-break/>I am waiting for someone who will never come,<text:line-break/>Ask my heart to stop beating for you,<text:line-break/>Let me loose so that i can fly again and feel your presence,<text:line-break/>Let me run away from your memories,<text:line-break/>I am still waiting for someone who will never come,<text:line-break/>Why do i still wait when we know he wouldn't come back,<text:line-break/>he answer to this is - I DON'T KNOW WHY , But i do !!!<text:line-break/>Eyes doesn't stop looking at the door &amp; ears for your voice,<text:line-break/>I am waiting for someone who has to come,<text:line-break/>I am waiting for someone who has to come for me &amp; only me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Twitter Consumer Key :- JuzX6uRYb8GFo6HbbwjThBrDI</text:span></text:p>
      <text:p text:style-name="P1"><text:span text:style-name="T1">Twitter Consumer Secret :- pOYupVsIMgEuv2PHBSb8Sd71HqTqU3x3kXcKCRByBgdk7NFO7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1T13:14:15</meta:creation-date>
    <dc:date>2014-11-27T18:56:17</dc:date>
    <meta:editing-duration>P0D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2" meta:paragraph-count="3" meta:word-count="161" meta:character-count="842" meta:non-whitespace-character-count="684"/>
  </office:meta>
</office:document-meta>
</file>